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Standard">
      <style:text-properties officeooo:paragraph-rsid="0003cb05"/>
    </style:style>
    <style:style style:name="P3" style:family="paragraph" style:parent-style-name="Standard">
      <style:text-properties officeooo:paragraph-rsid="0005c0af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3.5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1pt" style:font-name-asian="Calibri1" style:font-size-asian="11pt"/>
    </style:style>
    <style:style style:name="P11" style:family="paragraph" style:parent-style-name="Standard">
      <style:paragraph-properties fo:margin-left="3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1pt" style:font-name-asian="Calibri1" style:font-size-asian="11pt"/>
    </style:style>
    <style:style style:name="P12" style:family="paragraph" style:parent-style-name="Standard">
      <style:paragraph-properties fo:margin-left="2.7563in" fo:margin-right="0in" fo:margin-top="0in" fo:margin-bottom="0in" loext:contextual-spacing="false" fo:line-height="100%" fo:orphans="2" fo:widows="2" fo:text-indent="0in" style:auto-text-indent="false"/>
      <style:text-properties officeooo:paragraph-rsid="000297d4"/>
    </style:style>
    <style:style style:name="P1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c00000" fo:font-weight="bold" style:font-weight-asian="bold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c00000" fo:font-weight="bold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c00000"/>
    </style:style>
    <style:style style:name="P20" style:family="paragraph" style:parent-style-name="Standard" style:master-page-name="Converted1">
      <style:paragraph-properties fo:margin-top="0in" fo:margin-bottom="0in" loext:contextual-spacing="false" fo:text-align="center" style:justify-single-word="false" style:page-number="1"/>
      <style:text-properties fo:font-weight="bold" style:font-weight-asian="bold"/>
    </style:style>
    <style:style style:name="P21" style:family="paragraph" style:parent-style-name="Standard">
      <style:text-properties fo:color="#c00000" fo:font-weight="bold" style:font-weight-asian="bold"/>
    </style:style>
    <style:style style:name="P22" style:family="paragraph" style:parent-style-name="Standard">
      <style:text-properties officeooo:rsid="000ca58a" officeooo:paragraph-rsid="000ca58a"/>
    </style:style>
    <style:style style:name="P23" style:family="paragraph" style:parent-style-name="Standard">
      <style:text-properties officeooo:rsid="000e4e66" officeooo:paragraph-rsid="000e4e66"/>
    </style:style>
    <style:style style:name="P24" style:family="paragraph" style:parent-style-name="Standard">
      <style:text-properties officeooo:paragraph-rsid="00107089"/>
    </style:style>
    <style:style style:name="P25" style:family="paragraph" style:parent-style-name="Standard">
      <style:text-properties officeooo:rsid="001447f0" officeooo:paragraph-rsid="001447f0"/>
    </style:style>
    <style:style style:name="P26" style:family="paragraph" style:parent-style-name="Standard">
      <style:text-properties officeooo:rsid="00190caf" officeooo:paragraph-rsid="00190caf"/>
    </style:style>
    <style:style style:name="P27" style:family="paragraph" style:parent-style-name="Standard">
      <style:text-properties officeooo:paragraph-rsid="001b93b1"/>
    </style:style>
    <style:style style:name="P28" style:family="paragraph" style:parent-style-name="Heading_20_1" style:master-page-name="Converted2">
      <style:paragraph-properties style:page-number="3"/>
      <style:text-properties officeooo:paragraph-rsid="0005c0af"/>
    </style:style>
    <style:style style:name="P29" style:family="paragraph" style:parent-style-name="Heading_20_2">
      <style:text-properties officeooo:paragraph-rsid="0003cb05"/>
    </style:style>
    <style:style style:name="P30" style:family="paragraph" style:parent-style-name="List_20_Paragraph" style:list-style-name="WWNum15"/>
    <style:style style:name="P31" style:family="paragraph" style:parent-style-name="List_20_Paragraph" style:list-style-name="WWNum14"/>
    <style:style style:name="P32" style:family="paragraph" style:parent-style-name="List_20_Paragraph" style:list-style-name="WWNum14">
      <style:text-properties fo:color="#c00000"/>
    </style:style>
    <style:style style:name="P33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color="#c00000" fo:font-size="11pt" fo:font-weight="bold" style:font-name-asian="Calibri1" style:font-size-asian="11pt" style:font-weight-asian="bold"/>
    </style:style>
    <style:style style:name="T3" style:family="text">
      <style:text-properties fo:font-size="11pt" style:font-name-asian="Calibri1" style:font-size-asian="11pt"/>
    </style:style>
    <style:style style:name="T4" style:family="text">
      <style:text-properties fo:letter-spacing="0.0008in"/>
    </style:style>
    <style:style style:name="T5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6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7" style:family="text">
      <style:text-properties officeooo:rsid="000297d4"/>
    </style:style>
    <style:style style:name="T8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9" style:family="text">
      <style:text-properties officeooo:rsid="000e4e6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7089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07089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13691e" style:font-style-asian="normal" style:font-style-complex="normal"/>
    </style:style>
    <style:style style:name="T16" style:family="text">
      <style:text-properties fo:font-style="normal" style:text-underline-style="none" officeooo:rsid="00107089" style:font-style-asian="normal" style:font-style-complex="normal"/>
    </style:style>
    <style:style style:name="T17" style:family="text">
      <style:text-properties fo:font-style="normal" style:text-underline-style="none" officeooo:rsid="0017aa04" style:font-style-asian="normal" style:font-style-complex="normal"/>
    </style:style>
    <style:style style:name="T18" style:family="text">
      <style:text-properties fo:font-style="normal" style:text-underline-style="none" officeooo:rsid="00190caf" style:font-style-asian="normal" style:font-style-complex="normal"/>
    </style:style>
    <style:style style:name="T19" style:family="text">
      <style:text-properties fo:font-style="normal" style:text-underline-style="none" officeooo:rsid="001b93b1" style:font-style-asian="normal" style:font-style-complex="normal"/>
    </style:style>
    <style:style style:name="T20" style:family="text">
      <style:text-properties officeooo:rsid="00107089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154in" fo:min-width="0.1492in" fo:padding-top="0in" fo:padding-bottom="0in" fo:padding-left="0in" fo:padding-right="0in" fo:wrap-option="wrap" fo:margin-left="0.1252in" fo:margin-right="0.1264in" fo:margin-top="0.0043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AESA CENTRO UNIVERSITÁRIO</text:p>
      <text:p text:style-name="P5">CIÊNCIA DA COMPUTAÇÃO</text:p>
      <text:p text:style-name="P5"/>
      <text:p text:style-name="P7"/>
      <text:p text:style-name="P5"/>
      <text:p text:style-name="P5"/>
      <text:p text:style-name="P5">RAFAEL DE OLIVEIRA COSTA</text:p>
      <text:p text:style-name="P5">ROBSON SANTOS RODRIGUES</text:p>
      <text:p text:style-name="P5"/>
      <text:p text:style-name="P5"/>
      <text:p text:style-name="P5"/>
      <text:p text:style-name="P5"/>
      <text:p text:style-name="P16">VISÃO COMPUTACIONAL E REDES NEURAIS ARTIFICIAIS PARA ENSINAR UM COMPUTADOR A JOGAR MEGA MA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VITÓRIA</text:p>
      <text:p text:style-name="P9">2018</text:p>
      <text:p text:style-name="P20">RAFAEL DE OLIVEIRA COSTA</text:p>
      <text:p text:style-name="P5">ROBSON SANTOS RODRIGU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VISÃO COMPUTACIONAL E REDES NEURAIS ARTIFICIAIS PARA ENSINAR UM COMPUTADOR A JOGAR MEGA MAN X6</text:p>
      <text:p text:style-name="P10"/>
      <text:p text:style-name="P10"/>
      <text:p text:style-name="P10"/>
      <text:p text:style-name="P11"/>
      <text:p text:style-name="P12"><text:span text:style-name="T3">Projeto de Pesquisa do Trabalho de Conclusão do Curso de Graduação em Ciência da Computação apresentado ao </text:span><text:span text:style-name="T5">Faesa Centro Universitári</text:span><text:span text:style-name="T6">o</text:span><text:span text:style-name="T3">, sob orientação do prof. </text:span><text:span text:style-name="T8">Howard Roatti</text:span><text:span text:style-name="T2">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/>
      <text:p text:style-name="P6"><text:bookmark text:name="_GoBack"/></text:p>
      <text:p text:style-name="P6"/>
      <text:p text:style-name="P9">VITÓRIA</text:p>
      <text:p text:style-name="P9">201<text:span text:style-name="T7">8</text:span></text:p>
      <text:p text:style-name="P9"/>
      <text:p text:style-name="P7"><text:soft-page-break/>SUMÁRIO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"><text:a xlink:type="simple" xlink:href="#__RefHeading___Toc503_1894743545"><text:s/>1 INTRODUÇÃO<text:tab/>3</text:a></text:p>
          <text:p text:style-name="P33"><text:a xlink:type="simple" xlink:href="#__RefHeading___Toc313_1736947057"><text:s/>1.1 PROBLEMA<text:tab/>3</text:a></text:p>
          <text:p text:style-name="P33"><text:a xlink:type="simple" xlink:href="#__RefHeading___Toc315_1736947057"><text:s/>1.2 FORMULAÇÃO DO PROBLEMA<text:tab/>3</text:a></text:p>
          <text:p text:style-name="P33"><text:a xlink:type="simple" xlink:href="#__RefHeading___Toc317_1736947057"><text:s/>1.3 HIPÓTESE – ESCREVER A HIPÓTESE<text:tab/>3</text:a></text:p>
          <text:p text:style-name="P33"><text:a xlink:type="simple" xlink:href="#__RefHeading___Toc319_1736947057"><text:s/>1.4 OBJETIVOS<text:tab/>3</text:a></text:p>
          <text:p text:style-name="P35"><text:a xlink:type="simple" xlink:href="#__RefHeading___Toc323_1736947057"><text:s/>1.4.1 Objetivo Geral<text:tab/>3</text:a></text:p>
          <text:p text:style-name="P35"><text:a xlink:type="simple" xlink:href="#__RefHeading___Toc505_1894743545"><text:s/>1.4.2 Objetivos específicos<text:tab/>4</text:a></text:p>
          <text:p text:style-name="P33"><text:a xlink:type="simple" xlink:href="#__RefHeading___Toc507_1894743545"><text:s/>1.5 JUSTIFICATIVA<text:tab/>4</text:a></text:p>
        </text:index-body>
      </text:table-of-content>
      <text:p text:style-name="P7"/>
      <text:p text:style-name="P7"/>
      <text:p text:style-name="P7"/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8" text:outline-level="1"><text:bookmark-start text:name="_Toc524189383"/><text:bookmark-start text:name="__RefHeading___Toc503_1894743545"/>INTRODUÇÃO<text:bookmark-end text:name="_Toc524189383"/><text:bookmark-end text:name="__RefHeading___Toc503_1894743545"/></text:h>
      <text:p text:style-name="P22">Já foi provado que é possível utilizar inteligência artificial para jogar jogos dos mais variados tipos, porém nunca utilizando um meio comum ao ser humano, a visão.</text:p>
      <text:p text:style-name="P22">Seres humanos utilizam a visão para obter informações sobre um jogo qualquer e com base no que está vendo tomar uma decisão, buscando cumprir seu objetivo.</text:p>
      <text:p text:style-name="P22">Com a evolução dos computadores em relação a velocidade de processamento, <text:span text:style-name="T9">quantidade maiores de memória</text:span> e técnicas algoritmicas mais avançadas, é possível pensar em um computador imitando esse comportamento.</text:p>
      <text:p text:style-name="P23">O jogo usado para a demonstração foi o Megaman 3, um famoso jogo de plataforma lançado para o console NES <text:span text:style-name="T10">(Nintendo Enterteiment System)</text:span><text:span text:style-name="T12"> no ano de 1990. O jogo funciona de uma forma simples, escolhe-se uma fase, chega ao fim da fase, derrota o chefe e repete até ter vencido todas as fases.</text:span></text:p>
      <text:p text:style-name="P22">Neste trabalho será <text:span text:style-name="T9">dada uma demonstração da possibilidade de se ensinar um computador a jogar videogame como um ser humano, usando a visão como fonte de dados.</text:span></text:p>
      <text:h text:style-name="Heading_20_2" text:outline-level="2"><text:bookmark-start text:name="__RefHeading___Toc313_1736947057"/><text:bookmark-start text:name="_Toc524189384"/>PROBLEMA<text:bookmark-end text:name="__RefHeading___Toc313_1736947057"/><text:bookmark-end text:name="_Toc524189384"/></text:h>
      <text:p text:style-name="P24"><text:span text:style-name="T20">Existem projetos que demonstram a possibilidade de ensinar um computador a jogar videogame, como o projeto MarI/O. Nele um computador é instruído a completar uma fase de </text:span><text:span text:style-name="T11">Super Mario Word</text:span><text:span text:style-name="T13">, coletando informações da memória do emulador e usando como entrada para treinar a </text:span><text:span text:style-name="T16">Rede Neura</text:span><text:span text:style-name="T15">l que ele possui</text:span><text:span text:style-name="T16">.</text:span></text:p>
      <text:p text:style-name="P25"><text:span text:style-name="T16">O </text:span><text:span text:style-name="T14">problema proposto por este trabalho é parecido em muita coisa com o MarI/O, no que diz respeito a tomadas de decisão, já que ambos os jogos são de plataforma e objetivo é chegar ao fim d</text:span><text:span text:style-name="T17">e uma</text:span><text:span text:style-name="T14"> fase. </text:span><text:span text:style-name="T18">A ideia de como o personagem deste projeto toma as decisões provavelmente será considerada ao longo deste trabalho, sendo usado várias vezes para consulta.</text:span></text:p>
      <text:p text:style-name="P26"><text:span text:style-name="T14">Já na </text:span><text:span text:style-name="T19">área</text:span><text:span text:style-name="T14"> de visão computacional existe uma variedade enorme de algoritmos e projetos que tem como objetivo a detecção de objetos, necessária para a alimentação do algoritmo de tomada de decisão </text:span><text:span text:style-name="T19">de controle do personagem</text:span><text:span text:style-name="T14">.</text:span></text:p>
      <text:p text:style-name="P27"><text:soft-page-break/><text:span text:style-name="T19">….</text:span></text:p>
      <text:h text:style-name="Heading_20_2" text:outline-level="2"><text:bookmark-start text:name="__RefHeading___Toc315_1736947057"/><text:bookmark-start text:name="_Toc524189385"/>FORMULAÇÃO DO PROBLEMA<text:bookmark-end text:name="__RefHeading___Toc315_1736947057"/><text:bookmark-end text:name="_Toc524189385"/></text:h>
      <text:p text:style-name="P2">É possível ensinar o computador a jogar um jogo de <text:span text:style-name="T1">vídeo game </text:span>utilizando como entrada para o processamento somente imagens, de tal maneira a simular o que o ser humano faz?</text:p>
      <text:h text:style-name="P29" text:outline-level="2"><text:bookmark-start text:name="__RefHeading___Toc317_1736947057"/><text:bookmark-start text:name="_Toc524189386"/>HIPÓTESE<text:bookmark-end text:name="_Toc524189386"/> <text:span text:style-name="T1">– ESCREVER A HIPÓTESE</text:span><text:bookmark-end text:name="__RefHeading___Toc317_1736947057"/></text:h>
      <text:h text:style-name="P29" text:outline-level="2" text:is-list-header="true"><text:span text:style-name="T1"/></text:h>
      <text:h text:style-name="P29" text:outline-level="2"><text:bookmark-start text:name="_Toc524189387"/><text:bookmark-start text:name="__RefHeading___Toc319_1736947057"/>OBJETIVOS<text:bookmark-end text:name="_Toc524189387"/><text:bookmark-end text:name="__RefHeading___Toc319_1736947057"/></text:h>
      <text:h text:style-name="Heading_20_3" text:outline-level="3"><text:bookmark-start text:name="__RefHeading___Toc323_1736947057"/><text:bookmark-start text:name="_Toc524189388"/>Objetivo Geral<text:bookmark-end text:name="__RefHeading___Toc323_1736947057"/><text:bookmark-end text:name="_Toc524189388"/></text:h>
      <text:p text:style-name="P3"><text:span text:style-name="T1">Demonstrar que é possível </text:span>desenvolver uma inteligência artificial que possa jogar Mega Man X6 utilizando como entrada os dados obtidos por visão computacional. <text:span text:style-name="T1">Espera-se que no fim do experimento o computador </text:span>consiga jogar relativamente bem, evitando danos dos inimigos e desenvolvendo maneiras próprias de derrotar <text:span text:style-name="T1">o chefe final</text:span> da fase.</text:p>
      <text:h text:style-name="Heading_20_3" text:outline-level="3"><text:bookmark-start text:name="_Toc524189389"/><text:bookmark-start text:name="__RefHeading___Toc505_1894743545"/>Objetivos<text:span text:style-name="T4"> </text:span>específicos<text:bookmark-end text:name="_Toc524189389"/><text:bookmark-end text:name="__RefHeading___Toc505_1894743545"/></text:h>
      <text:list xml:id="list7306525303660712004" text:style-name="WWNum15">
        <text:list-item>
          <text:p text:style-name="P30">Emular o jogo e capturar a tela de forma que <text:span text:style-name="T1">possamos </text:span>utilizá-la em código<text:span text:style-name="T1">.</text:span></text:p>
        </text:list-item>
        <text:list-item>
          <text:p text:style-name="P30">Aplicar técnicas de visão <text:span text:style-name="T1">computacional a tela </text:span>do jogo<text:span text:style-name="T1">.</text:span></text:p>
        </text:list-item>
      </text:list>
      <text:list xml:id="list593882193654851188" text:style-name="WWNum14">
        <text:list-item>
          <text:p text:style-name="P31">Extrair informações úteis a partir dos dados gerados pela visão<text:span text:style-name="T1">, como distinguir um inimigo de uma parte do cenário.</text:span></text:p>
        </text:list-item>
        <text:list-item>
          <text:p text:style-name="P31">Desenvolver uma IA que consiga aprender a lógica do jogo<text:span text:style-name="T1">, e saiba </text:span>avaliar o sucesso do fracasso a partir das informações obtidas pela visão<text:span text:style-name="T1">.</text:span></text:p>
        </text:list-item>
        <text:list-item>
          <text:p text:style-name="P32">A IA tomar decisões que melhorem seu desempenho no jogo.<text:bookmark text:name="_Toc524189390"/></text:p>
        </text:list-item>
      </text:list>
      <text:h text:style-name="Heading_20_2" text:outline-level="2"><text:bookmark-start text:name="__RefHeading___Toc507_1894743545"/>JUSTIFICATIVA<text:bookmark-end text:name="__RefHeading___Toc507_1894743545"/></text:h>
      <text:p text:style-name="Standard">Assim como uma máquina <text:span text:style-name="T1">pode a partir da visão tomar </text:span>decisões que a leve a cumprir o objetivo de um jogo, ela poderia tomar decisões para cumprir qualquer outro objetivo <text:span text:style-name="T1">a partir da visão</text:span>. Esse trabalho pode somar no que <text:span text:style-name="T1">diz respeito a </text:span><text:soft-page-break/>inteligência artificial guiada por visão, pois demonstra uma aplicação prática de como uma máquina <text:span text:style-name="T1">a partir de </text:span>imagens, consegue tomar decisões que a leva a cumprir um determinado objetivo.</text:p>
      <text:p text:style-name="P21">AINDA PODEM EXPANDIR A IMPORTÂNCIA DO PROJ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665in" fo:margin-bottom="0.1665in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weight="bold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in" fo:margin-right="0in" fo:margin-top="0in" fo:margin-bottom="0in" loext:contextual-spacing="false" fo:text-indent="0in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.139in" fo:margin-bottom="0in" loext:contextual-spacing="false" fo:keep-together="always" fo:text-indent="0in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3189in" fo:margin-right="0in" fo:text-indent="-0.4917in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693in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.166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.1665in" fo:margin-bottom="0.0693in" loext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08in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16in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0.6898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484in" fo:margin-left="0.3189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84in" fo:margin-left="0.9319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84in" fo:margin-left="1.544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84in" fo:margin-left="2.157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84in" fo:margin-left="2.7693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84in" fo:margin-left="3.3819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84in" fo:margin-left="3.9945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84in" fo:margin-left="4.607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84in" fo:margin-left="5.2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3689in" fo:margin-left="0.439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689in" fo:margin-left="0.439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0.4925in" fo:margin-left="0.5618in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925in" fo:margin-left="1.863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925in" fo:margin-left="2.51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925in" fo:margin-left="3.172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925in" fo:margin-left="3.827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925in" fo:margin-left="4.481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925in" fo:margin-left="5.135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70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0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0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70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0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0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70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0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3201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0.820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20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201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320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20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20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820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20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4in" fo:margin-left="1.089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154in" fo:min-width="0.1492in" fo:padding-top="0in" fo:padding-bottom="0in" fo:padding-left="0in" fo:padding-right="0in" fo:wrap-option="wrap" fo:margin-left="0.1252in" fo:margin-right="0.1264in" fo:margin-top="0.0043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57in" fo:margin-bottom="0.7874in" fo:margin-left="1.1811in" fo:margin-right="0.7874in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54in" fo:margin-left="0in" fo:margin-right="0in" fo:margin-bottom="0.645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1488in" svg:height="0.215in" svg:x="7.3602in" svg:y="0.4835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1">
      <style:header>
        <text:p text:style-name="MP1"/>
      </style:header>
    </style:master-page>
    <style:master-page style:name="Converted2" style:page-layout-name="Mpm1">
      <style:header>
        <text:p text:style-name="MP3"><text:page-number text:select-page="current">5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20</meta:editing-cycles>
    <meta:print-date>2018-09-07T04:08:00</meta:print-date>
    <meta:creation-date>2018-09-10T18:54:00</meta:creation-date>
    <dc:date>2018-10-14T12:10:56.960978917</dc:date>
    <meta:editing-duration>PT1H30M45S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0" meta:page-count="7" meta:paragraph-count="49" meta:word-count="686" meta:character-count="4163" meta:non-whitespace-character-count="3513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